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regunta1" style:family="table">
      <style:table-properties style:width="17cm" table:align="margins"/>
    </style:style>
    <style:style style:name="Pregunta1.A" style:family="table-column">
      <style:table-column-properties style:column-width="2.214cm" style:rel-column-width="8533*"/>
    </style:style>
    <style:style style:name="Pregunta1.B" style:family="table-column">
      <style:table-column-properties style:column-width="14.787cm" style:rel-column-width="57002*"/>
    </style:style>
    <style:style style:name="Pregunta1.A1" style:family="table-cell">
      <style:table-cell-properties fo:padding="0.097cm" fo:border-left="0.05pt solid #000000" fo:border-right="none" fo:border-top="0.05pt solid #000000" fo:border-bottom="0.05pt solid #000000"/>
    </style:style>
    <style:style style:name="Pregunta1.B1" style:family="table-cell">
      <style:table-cell-properties fo:padding="0.097cm" fo:border="0.05pt solid #000000"/>
    </style:style>
    <style:style style:name="Pregunta1.A2" style:family="table-cell">
      <style:table-cell-properties fo:padding="0.097cm" fo:border-left="0.05pt solid #000000" fo:border-right="none" fo:border-top="none" fo:border-bottom="0.05pt solid #000000"/>
    </style:style>
    <style:style style:name="Pregunt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14cm" style:rel-column-width="8533*"/>
    </style:style>
    <style:style style:name="Table2.B" style:family="table-column">
      <style:table-column-properties style:column-width="14.787cm" style:rel-column-width="5700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214cm" style:rel-column-width="8533*"/>
    </style:style>
    <style:style style:name="Table3.B" style:family="table-column">
      <style:table-column-properties style:column-width="14.787cm" style:rel-column-width="5700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f59e68" officeooo:paragraph-rsid="00f59e68" style:font-weight-asian="normal" style:font-weight-complex="normal"/>
    </style:style>
    <style:style style:name="P2" style:family="paragraph" style:parent-style-name="Standard">
      <style:text-properties fo:font-weight="normal" officeooo:rsid="00f59e68" officeooo:paragraph-rsid="01203744" style:font-weight-asian="normal" style:font-weight-complex="normal"/>
    </style:style>
    <style:style style:name="P3" style:family="paragraph" style:parent-style-name="Standard">
      <style:text-properties fo:font-weight="normal" officeooo:rsid="00f59e68" officeooo:paragraph-rsid="01ecb9af" style:font-weight-asian="normal" style:font-weight-complex="normal"/>
    </style:style>
    <style:style style:name="P4" style:family="paragraph" style:parent-style-name="Standard">
      <style:text-properties fo:font-weight="normal" officeooo:rsid="00103017" officeooo:paragraph-rsid="00fc399a" style:font-weight-asian="normal" style:font-weight-complex="normal"/>
    </style:style>
    <style:style style:name="P5" style:family="paragraph" style:parent-style-name="Standard">
      <style:text-properties fo:font-weight="normal" officeooo:rsid="00103017" officeooo:paragraph-rsid="01ecb9af" style:font-weight-asian="normal" style:font-weight-complex="normal"/>
    </style:style>
    <style:style style:name="P6" style:family="paragraph" style:parent-style-name="Standard">
      <style:text-properties fo:font-weight="normal" officeooo:rsid="00f96ac5" officeooo:paragraph-rsid="00fa113e" style:font-weight-asian="normal" style:font-weight-complex="normal"/>
    </style:style>
    <style:style style:name="P7" style:family="paragraph" style:parent-style-name="Standard">
      <style:text-properties fo:font-weight="normal" officeooo:rsid="002d6347" officeooo:paragraph-rsid="0134cd63" style:font-weight-asian="normal" style:font-weight-complex="normal"/>
    </style:style>
    <style:style style:name="P8" style:family="paragraph" style:parent-style-name="Standard">
      <style:text-properties fo:font-weight="normal" officeooo:rsid="028fb3b6" officeooo:paragraph-rsid="029abb62" style:font-weight-asian="normal" style:font-weight-complex="normal"/>
    </style:style>
    <style:style style:name="P9" style:family="paragraph" style:parent-style-name="Standard">
      <style:text-properties fo:font-weight="normal" officeooo:rsid="028fb3b6" officeooo:paragraph-rsid="029dcfe8" style:font-weight-asian="normal" style:font-weight-complex="normal"/>
    </style:style>
    <style:style style:name="P10" style:family="paragraph" style:parent-style-name="Standard">
      <style:text-properties fo:font-weight="normal" officeooo:rsid="028fb3b6" officeooo:paragraph-rsid="01341ccf" style:font-weight-asian="normal" style:font-weight-complex="normal"/>
    </style:style>
    <style:style style:name="P11" style:family="paragraph" style:parent-style-name="Standard">
      <style:text-properties fo:font-style="italic" officeooo:rsid="0134cd63" officeooo:paragraph-rsid="02202d2b" style:font-style-asian="italic" style:font-style-complex="italic"/>
    </style:style>
    <style:style style:name="P12" style:family="paragraph" style:parent-style-name="Standard">
      <style:text-properties fo:font-style="italic" officeooo:rsid="0134cd63" officeooo:paragraph-rsid="02299fa2" style:font-style-asian="italic" style:font-style-complex="italic"/>
    </style:style>
    <style:style style:name="P13" style:family="paragraph" style:parent-style-name="Standard">
      <style:text-properties fo:font-style="italic" officeooo:rsid="0134cd63" officeooo:paragraph-rsid="028dce4d" style:font-style-asian="italic" style:font-style-complex="italic"/>
    </style:style>
    <style:style style:name="P14" style:family="paragraph" style:parent-style-name="Standard">
      <style:text-properties fo:font-style="italic" fo:font-weight="normal" officeooo:rsid="01480025" officeooo:paragraph-rsid="01480025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1480025" officeooo:paragraph-rsid="01ecb9af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officeooo:rsid="01341ccf" officeooo:paragraph-rsid="01341ccf"/>
    </style:style>
    <style:style style:name="P17" style:family="paragraph" style:parent-style-name="Standard">
      <style:text-properties officeooo:rsid="01341ccf" officeooo:paragraph-rsid="01396d87"/>
    </style:style>
    <style:style style:name="P18" style:family="paragraph" style:parent-style-name="Standard">
      <style:text-properties officeooo:rsid="01341ccf" officeooo:paragraph-rsid="01ecb9af"/>
    </style:style>
    <style:style style:name="P19" style:family="paragraph" style:parent-style-name="Standard">
      <style:text-properties officeooo:paragraph-rsid="01ecb9af"/>
    </style:style>
    <style:style style:name="P20" style:family="paragraph" style:parent-style-name="Standard">
      <style:text-properties fo:color="#0066b3" loext:opacity="100%" fo:font-weight="normal" officeooo:rsid="00f59e68" officeooo:paragraph-rsid="0225bb1b" style:font-weight-asian="normal" style:font-weight-complex="normal"/>
    </style:style>
    <style:style style:name="P21" style:family="paragraph" style:parent-style-name="Standard">
      <style:text-properties fo:color="#0066b3" loext:opacity="100%" fo:font-weight="normal" officeooo:rsid="01066e11" officeooo:paragraph-rsid="0225bb1b" style:font-weight-asian="normal" style:font-weight-complex="normal"/>
    </style:style>
    <style:style style:name="P22" style:family="paragraph" style:parent-style-name="Standard">
      <style:text-properties fo:color="#0066b3" loext:opacity="100%" fo:font-weight="normal" officeooo:rsid="010861bb" officeooo:paragraph-rsid="0225bb1b" style:font-weight-asian="normal" style:font-weight-complex="normal"/>
    </style:style>
    <style:style style:name="P23" style:family="paragraph" style:parent-style-name="Standard">
      <style:text-properties fo:color="#0066b3" loext:opacity="100%" fo:font-weight="normal" officeooo:rsid="010c962e" officeooo:paragraph-rsid="0225bb1b" style:font-weight-asian="normal" style:font-weight-complex="normal"/>
    </style:style>
    <style:style style:name="P24" style:family="paragraph" style:parent-style-name="Standard">
      <style:text-properties fo:color="#0066b3" loext:opacity="100%" fo:font-weight="normal" officeooo:rsid="01220a9f" officeooo:paragraph-rsid="0225bb1b" style:font-weight-asian="normal" style:font-weight-complex="normal"/>
    </style:style>
    <style:style style:name="P25" style:family="paragraph" style:parent-style-name="Standard">
      <style:text-properties fo:color="#0066b3" loext:opacity="100%" fo:font-weight="normal" officeooo:rsid="01261523" officeooo:paragraph-rsid="0225bb1b" style:font-weight-asian="normal" style:font-weight-complex="normal"/>
    </style:style>
    <style:style style:name="P26" style:family="paragraph" style:parent-style-name="Standard">
      <style:text-properties fo:color="#0066b3" loext:opacity="100%" fo:font-weight="normal" officeooo:rsid="02acd73b" officeooo:paragraph-rsid="02acd73b" style:font-weight-asian="normal" style:font-weight-complex="normal"/>
    </style:style>
    <style:style style:name="P27" style:family="paragraph" style:parent-style-name="Standard">
      <style:text-properties fo:color="#0066b3" loext:opacity="100%" fo:font-weight="normal" officeooo:rsid="02ad6f2b" officeooo:paragraph-rsid="02ad6f2b" style:font-weight-asian="normal" style:font-weight-complex="normal"/>
    </style:style>
    <style:style style:name="P28" style:family="paragraph" style:parent-style-name="Standard">
      <style:text-properties fo:color="#0066b3" loext:opacity="100%" fo:font-weight="normal" officeooo:rsid="02ad6f2b" officeooo:paragraph-rsid="02ae4999" style:font-weight-asian="normal" style:font-weight-complex="normal"/>
    </style:style>
    <style:style style:name="P29" style:family="paragraph" style:parent-style-name="Standard">
      <style:text-properties fo:color="#0066b3" loext:opacity="100%" fo:font-weight="normal" officeooo:rsid="02ae4999" officeooo:paragraph-rsid="02ae4999" style:font-weight-asian="normal" style:font-weight-complex="normal"/>
    </style:style>
    <style:style style:name="P30" style:family="paragraph" style:parent-style-name="Standard">
      <style:text-properties fo:color="#0066b3" loext:opacity="100%" fo:font-weight="normal" officeooo:rsid="02b26c87" officeooo:paragraph-rsid="02b26c87" style:font-weight-asian="normal" style:font-weight-complex="normal"/>
    </style:style>
    <style:style style:name="P31" style:family="paragraph" style:parent-style-name="Standard">
      <style:text-properties fo:color="#0066b3" loext:opacity="100%" fo:font-weight="normal" officeooo:rsid="02b26c87" officeooo:paragraph-rsid="02af34c3" style:font-weight-asian="normal" style:font-weight-complex="normal"/>
    </style:style>
    <style:style style:name="P32" style:family="paragraph" style:parent-style-name="Standard">
      <style:text-properties fo:color="#0066b3" loext:opacity="100%" fo:font-weight="normal" officeooo:rsid="02b46e1a" officeooo:paragraph-rsid="02b46e1a" style:font-weight-asian="normal" style:font-weight-complex="normal"/>
    </style:style>
    <style:style style:name="P33" style:family="paragraph" style:parent-style-name="Standard">
      <style:text-properties fo:color="#0066b3" loext:opacity="100%" fo:font-weight="normal" officeooo:rsid="02c86b24" officeooo:paragraph-rsid="02c86b24" style:font-weight-asian="normal" style:font-weight-complex="normal"/>
    </style:style>
    <style:style style:name="P34" style:family="paragraph" style:parent-style-name="Standard">
      <style:text-properties fo:color="#0066b3" loext:opacity="100%" fo:font-weight="normal" officeooo:rsid="02c92bc2" officeooo:paragraph-rsid="02c92bc2" style:font-weight-asian="normal" style:font-weight-complex="normal"/>
    </style:style>
    <style:style style:name="P35" style:family="paragraph" style:parent-style-name="Standard">
      <style:text-properties fo:color="#0066b3" loext:opacity="100%" fo:font-weight="normal" officeooo:rsid="02cc2f85" officeooo:paragraph-rsid="02cc2f85" style:font-weight-asian="normal" style:font-weight-complex="normal"/>
    </style:style>
    <style:style style:name="P36" style:family="paragraph" style:parent-style-name="Standard">
      <style:text-properties fo:color="#0066b3" loext:opacity="100%" fo:font-weight="normal" officeooo:rsid="02ce2d80" officeooo:paragraph-rsid="02ce2d80" style:font-weight-asian="normal" style:font-weight-complex="normal"/>
    </style:style>
    <style:style style:name="P37" style:family="paragraph" style:parent-style-name="Standard">
      <style:text-properties fo:color="#0066b3" loext:opacity="100%" fo:font-weight="normal" officeooo:rsid="02ce61bd" officeooo:paragraph-rsid="02ce61bd" style:font-weight-asian="normal" style:font-weight-complex="normal"/>
    </style:style>
    <style:style style:name="P38" style:family="paragraph" style:parent-style-name="Standard">
      <style:text-properties fo:color="#0066b3" loext:opacity="100%" fo:font-weight="normal" officeooo:rsid="02af34c3" officeooo:paragraph-rsid="02af34c3" style:font-weight-asian="normal" style:font-weight-complex="normal"/>
    </style:style>
    <style:style style:name="P39" style:family="paragraph" style:parent-style-name="Standard">
      <style:text-properties fo:color="#0066b3" loext:opacity="100%" officeooo:rsid="01341ccf" officeooo:paragraph-rsid="0225bb1b"/>
    </style:style>
    <style:style style:name="P40" style:family="paragraph" style:parent-style-name="Standard">
      <style:text-properties fo:color="#0066b3" loext:opacity="100%" style:text-underline-style="none" fo:font-weight="normal" officeooo:rsid="02ae4999" officeooo:paragraph-rsid="02ae4999" style:font-weight-asian="normal" style:font-weight-complex="normal"/>
    </style:style>
    <style:style style:name="P41" style:family="paragraph" style:parent-style-name="Standard">
      <style:text-properties fo:color="#0066b3" loext:opacity="100%" style:text-underline-style="none" fo:font-weight="normal" officeooo:rsid="02cab15a" officeooo:paragraph-rsid="02cab15a" style:font-weight-asian="normal" style:font-weight-complex="normal"/>
    </style:style>
    <style:style style:name="P42" style:family="paragraph" style:parent-style-name="Table_20_Contents">
      <style:text-properties officeooo:paragraph-rsid="029abb62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fo:font-weight="bold" officeooo:rsid="0204d3c0" officeooo:paragraph-rsid="0204d3c0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fo:font-weight="bold" officeooo:rsid="01377326" officeooo:paragraph-rsid="01ecb9a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fo:font-weight="bold" officeooo:rsid="01377326" officeooo:paragraph-rsid="01396d8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fo:font-weight="bold" officeooo:rsid="01377326" officeooo:paragraph-rsid="01377326" style:font-weight-asian="bold" style:font-weight-complex="bold"/>
    </style:style>
    <style:style style:name="P47" style:family="paragraph" style:parent-style-name="Table_20_Heading">
      <style:text-properties officeooo:rsid="01377326" officeooo:paragraph-rsid="01377326"/>
    </style:style>
    <style:style style:name="P48" style:family="paragraph" style:parent-style-name="Table_20_Heading">
      <style:text-properties officeooo:rsid="01377326" officeooo:paragraph-rsid="01396d87"/>
    </style:style>
    <style:style style:name="P49" style:family="paragraph" style:parent-style-name="Table_20_Heading">
      <style:text-properties officeooo:rsid="01377326" officeooo:paragraph-rsid="01ecb9af"/>
    </style:style>
    <style:style style:name="P50" style:family="paragraph" style:parent-style-name="Standard">
      <style:paragraph-properties fo:break-before="page"/>
      <style:text-properties fo:font-weight="normal" officeooo:rsid="028fb3b6" officeooo:paragraph-rsid="029abb62" style:font-weight-asian="normal" style:font-weight-complex="normal"/>
    </style:style>
    <style:style style:name="P51" style:family="paragraph" style:parent-style-name="Title">
      <style:text-properties officeooo:paragraph-rsid="02acd7f2"/>
    </style:style>
    <style:style style:name="P52" style:family="paragraph" style:parent-style-name="Title">
      <style:text-properties officeooo:rsid="02acd7f2" officeooo:paragraph-rsid="02acd7f2"/>
    </style:style>
    <style:style style:name="P53" style:family="paragraph" style:parent-style-name="Heading_20_2">
      <style:text-properties officeooo:paragraph-rsid="0290b8fb"/>
    </style:style>
    <style:style style:name="P54" style:family="paragraph" style:parent-style-name="Heading_20_2">
      <style:paragraph-properties fo:break-before="page"/>
      <style:text-properties officeooo:paragraph-rsid="028a2a61"/>
    </style:style>
    <style:style style:name="P55" style:family="paragraph" style:parent-style-name="Standard" style:list-style-name="L1">
      <style:text-properties fo:font-weight="normal" officeooo:rsid="00f59e68" officeooo:paragraph-rsid="00f59e68" style:font-weight-asian="normal" style:font-weight-complex="normal"/>
    </style:style>
    <style:style style:name="P56" style:family="paragraph" style:parent-style-name="Standard" style:list-style-name="L1">
      <style:text-properties fo:font-weight="normal" officeooo:rsid="00f59e68" officeooo:paragraph-rsid="00f92818" style:font-weight-asian="normal" style:font-weight-complex="normal"/>
    </style:style>
    <style:style style:name="P57" style:family="paragraph" style:parent-style-name="Standard" style:list-style-name="L3">
      <style:text-properties fo:font-weight="normal" officeooo:rsid="00f59e68" officeooo:paragraph-rsid="01066e11" style:font-weight-asian="normal" style:font-weight-complex="normal"/>
    </style:style>
    <style:style style:name="P58" style:family="paragraph" style:parent-style-name="Standard" style:list-style-name="L1">
      <style:text-properties fo:font-weight="normal" officeooo:rsid="00f66f8e" officeooo:paragraph-rsid="00f66f8e" style:font-weight-asian="normal" style:font-weight-complex="normal"/>
    </style:style>
    <style:style style:name="P59" style:family="paragraph" style:parent-style-name="Standard" style:list-style-name="L1">
      <style:text-properties fo:font-weight="normal" officeooo:rsid="00f66f8e" officeooo:paragraph-rsid="00f75eb8" style:font-weight-asian="normal" style:font-weight-complex="normal"/>
    </style:style>
    <style:style style:name="P60" style:family="paragraph" style:parent-style-name="Standard" style:list-style-name="L1">
      <style:text-properties fo:font-weight="normal" officeooo:rsid="00f66f8e" officeooo:paragraph-rsid="00f92818" style:font-weight-asian="normal" style:font-weight-complex="normal"/>
    </style:style>
    <style:style style:name="P61" style:family="paragraph" style:parent-style-name="Standard" style:list-style-name="L1">
      <style:text-properties fo:font-weight="normal" officeooo:rsid="00f65ab5" officeooo:paragraph-rsid="00f92818" style:font-weight-asian="normal" style:font-weight-complex="normal"/>
    </style:style>
    <style:style style:name="P62" style:family="paragraph" style:parent-style-name="Standard" style:list-style-name="L1">
      <style:text-properties fo:font-weight="normal" officeooo:rsid="00f92818" officeooo:paragraph-rsid="00f92818" style:font-weight-asian="normal" style:font-weight-complex="normal"/>
    </style:style>
    <style:style style:name="P63" style:family="paragraph" style:parent-style-name="Standard" style:list-style-name="L1">
      <style:text-properties fo:font-weight="normal" officeooo:rsid="00f92818" officeooo:paragraph-rsid="0224e5cf" style:font-weight-asian="normal" style:font-weight-complex="normal"/>
    </style:style>
    <style:style style:name="P64" style:family="paragraph" style:parent-style-name="Standard" style:list-style-name="L1">
      <style:text-properties fo:font-weight="normal" officeooo:rsid="00f96ac5" officeooo:paragraph-rsid="00f96ac5" style:font-weight-asian="normal" style:font-weight-complex="normal"/>
    </style:style>
    <style:style style:name="P65" style:family="paragraph" style:parent-style-name="Standard" style:list-style-name="L1">
      <style:text-properties fo:font-weight="normal" officeooo:rsid="00f96ac5" officeooo:paragraph-rsid="00fa113e" style:font-weight-asian="normal" style:font-weight-complex="normal"/>
    </style:style>
    <style:style style:name="P66" style:family="paragraph" style:parent-style-name="Standard" style:list-style-name="L1">
      <style:text-properties fo:font-weight="normal" officeooo:rsid="01150b6c" officeooo:paragraph-rsid="01180b1b" style:font-weight-asian="normal" style:font-weight-complex="normal"/>
    </style:style>
    <style:style style:name="P67" style:family="paragraph" style:parent-style-name="Standard" style:list-style-name="L2">
      <style:text-properties fo:font-weight="normal" officeooo:rsid="01150b6c" officeooo:paragraph-rsid="01189c9d" style:font-weight-asian="normal" style:font-weight-complex="normal"/>
    </style:style>
    <style:style style:name="P68" style:family="paragraph" style:parent-style-name="Standard" style:list-style-name="L3">
      <style:text-properties fo:font-weight="normal" officeooo:rsid="01066e11" officeooo:paragraph-rsid="01066e11" style:font-weight-asian="normal" style:font-weight-complex="normal"/>
    </style:style>
    <style:style style:name="P69" style:family="paragraph" style:parent-style-name="Standard" style:list-style-name="L3">
      <style:text-properties fo:font-weight="normal" officeooo:rsid="01066e11" officeooo:paragraph-rsid="010f61c6" style:font-weight-asian="normal" style:font-weight-complex="normal"/>
    </style:style>
    <style:style style:name="P70" style:family="paragraph" style:parent-style-name="Standard" style:list-style-name="L3">
      <style:text-properties fo:font-weight="normal" officeooo:rsid="010861bb" officeooo:paragraph-rsid="010861bb" style:font-weight-asian="normal" style:font-weight-complex="normal"/>
    </style:style>
    <style:style style:name="P71" style:family="paragraph" style:parent-style-name="Standard" style:list-style-name="L3">
      <style:text-properties fo:font-weight="normal" officeooo:rsid="010c962e" officeooo:paragraph-rsid="010f61c6" style:font-weight-asian="normal" style:font-weight-complex="normal"/>
    </style:style>
    <style:style style:name="P72" style:family="paragraph" style:parent-style-name="Standard" style:list-style-name="L3">
      <style:text-properties fo:font-weight="normal" officeooo:rsid="0109268f" officeooo:paragraph-rsid="0109268f" style:font-weight-asian="normal" style:font-weight-complex="normal"/>
    </style:style>
    <style:style style:name="P73" style:family="paragraph" style:parent-style-name="Standard" style:list-style-name="L3">
      <style:text-properties fo:font-weight="normal" officeooo:rsid="01220a9f" officeooo:paragraph-rsid="01220a9f" style:font-weight-asian="normal" style:font-weight-complex="normal"/>
    </style:style>
    <style:style style:name="P74" style:family="paragraph" style:parent-style-name="Standard" style:list-style-name="L3">
      <style:text-properties fo:font-weight="normal" officeooo:rsid="01220a9f" officeooo:paragraph-rsid="0128277f" style:font-weight-asian="normal" style:font-weight-complex="normal"/>
    </style:style>
    <style:style style:name="P75" style:family="paragraph" style:parent-style-name="Standard" style:list-style-name="L3">
      <style:text-properties fo:font-weight="normal" officeooo:rsid="01261523" officeooo:paragraph-rsid="0128277f" style:font-weight-asian="normal" style:font-weight-complex="normal"/>
    </style:style>
    <style:style style:name="P76" style:family="paragraph" style:parent-style-name="Standard" style:list-style-name="L3">
      <style:text-properties fo:font-weight="normal" officeooo:rsid="012359e7" officeooo:paragraph-rsid="012359e7" style:font-weight-asian="normal" style:font-weight-complex="normal"/>
    </style:style>
    <style:style style:name="P77" style:family="paragraph" style:parent-style-name="Standard" style:list-style-name="L3">
      <style:text-properties fo:font-weight="normal" officeooo:rsid="012ee129" officeooo:paragraph-rsid="012ee129" style:font-weight-asian="normal" style:font-weight-complex="normal"/>
    </style:style>
    <style:style style:name="P78" style:family="paragraph" style:parent-style-name="Standard" style:list-style-name="L4">
      <style:text-properties fo:font-weight="normal" officeooo:rsid="01f0a8f2" officeooo:paragraph-rsid="01f36a38" style:font-weight-asian="normal" style:font-weight-complex="normal"/>
    </style:style>
    <style:style style:name="P79" style:family="paragraph" style:parent-style-name="Standard" style:list-style-name="L4">
      <style:text-properties fo:font-weight="normal" officeooo:rsid="01f69568" officeooo:paragraph-rsid="01f69568" style:font-weight-asian="normal" style:font-weight-complex="normal"/>
    </style:style>
    <style:style style:name="P80" style:family="paragraph" style:parent-style-name="Standard" style:list-style-name="L4">
      <style:text-properties fo:font-weight="normal" officeooo:rsid="01f69568" officeooo:paragraph-rsid="01f6bd77" style:font-weight-asian="normal" style:font-weight-complex="normal"/>
    </style:style>
    <style:style style:name="P81" style:family="paragraph" style:parent-style-name="Standard" style:list-style-name="L4">
      <style:text-properties fo:font-weight="normal" officeooo:rsid="01f69568" officeooo:paragraph-rsid="01f8adb0" style:font-weight-asian="normal" style:font-weight-complex="normal"/>
    </style:style>
    <style:style style:name="P82" style:family="paragraph" style:parent-style-name="Standard" style:list-style-name="L4">
      <style:text-properties fo:font-weight="normal" officeooo:rsid="01f69568" officeooo:paragraph-rsid="01fbfc22" style:font-weight-asian="normal" style:font-weight-complex="normal"/>
    </style:style>
    <style:style style:name="P83" style:family="paragraph" style:parent-style-name="Standard" style:list-style-name="L4">
      <style:text-properties fo:font-weight="normal" officeooo:rsid="01f6bd77" officeooo:paragraph-rsid="01f6bd77" style:font-weight-asian="normal" style:font-weight-complex="normal"/>
    </style:style>
    <style:style style:name="P84" style:family="paragraph" style:parent-style-name="Standard" style:list-style-name="L4">
      <style:text-properties fo:font-weight="normal" officeooo:rsid="01f99656" officeooo:paragraph-rsid="01f99656" style:font-weight-asian="normal" style:font-weight-complex="normal"/>
    </style:style>
    <style:style style:name="P85" style:family="paragraph" style:parent-style-name="Standard" style:list-style-name="L4">
      <style:text-properties fo:font-weight="normal" officeooo:rsid="01fbef52" officeooo:paragraph-rsid="01fbef52" style:font-weight-asian="normal" style:font-weight-complex="normal"/>
    </style:style>
    <style:style style:name="P86" style:family="paragraph" style:parent-style-name="Standard" style:list-style-name="L4">
      <style:text-properties fo:font-weight="normal" officeooo:rsid="01f9c184" officeooo:paragraph-rsid="01fab291" style:font-weight-asian="normal" style:font-weight-complex="normal"/>
    </style:style>
    <style:style style:name="P87" style:family="paragraph" style:parent-style-name="Standard" style:list-style-name="L4">
      <style:text-properties fo:font-weight="normal" officeooo:rsid="01fdbcbe" officeooo:paragraph-rsid="01fdbcbe" style:font-weight-asian="normal" style:font-weight-complex="normal"/>
    </style:style>
    <style:style style:name="P88" style:family="paragraph" style:parent-style-name="Standard" style:list-style-name="L4">
      <style:text-properties fo:font-weight="normal" officeooo:rsid="01fdbcbe" officeooo:paragraph-rsid="01ff679b" style:font-weight-asian="normal" style:font-weight-complex="normal"/>
    </style:style>
    <style:style style:name="P89" style:family="paragraph" style:parent-style-name="Standard" style:list-style-name="L4">
      <style:text-properties fo:font-weight="normal" officeooo:rsid="01ff679b" officeooo:paragraph-rsid="01ff679b" style:font-weight-asian="normal" style:font-weight-complex="normal"/>
    </style:style>
    <style:style style:name="P90" style:family="paragraph" style:parent-style-name="Standard" style:list-style-name="L2">
      <style:text-properties officeooo:paragraph-rsid="01180b1b"/>
    </style:style>
    <style:style style:name="P91" style:family="paragraph" style:parent-style-name="Standard" style:list-style-name="L3">
      <style:text-properties officeooo:rsid="01341ccf" officeooo:paragraph-rsid="01341ccf"/>
    </style:style>
    <style:style style:name="P92" style:family="paragraph" style:parent-style-name="Standard">
      <style:text-properties officeooo:rsid="01341ccf" officeooo:paragraph-rsid="01ecb9a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6347" style:font-weight-asian="normal" style:font-weight-complex="normal"/>
    </style:style>
    <style:style style:name="T3" style:family="text">
      <style:text-properties fo:font-weight="normal" officeooo:rsid="00f59e68" style:font-weight-asian="normal" style:font-weight-complex="normal"/>
    </style:style>
    <style:style style:name="T4" style:family="text">
      <style:text-properties fo:font-weight="normal" officeooo:rsid="00f65ab5" style:font-weight-asian="normal" style:font-weight-complex="normal"/>
    </style:style>
    <style:style style:name="T5" style:family="text">
      <style:text-properties fo:font-weight="normal" officeooo:rsid="00f92818" style:font-weight-asian="normal" style:font-weight-complex="normal"/>
    </style:style>
    <style:style style:name="T6" style:family="text">
      <style:text-properties fo:font-weight="normal" officeooo:rsid="01150b6c" style:font-weight-asian="normal" style:font-weight-complex="normal"/>
    </style:style>
    <style:style style:name="T7" style:family="text">
      <style:text-properties fo:font-weight="normal" officeooo:rsid="0132a5e7" style:font-weight-asian="normal" style:font-weight-complex="normal"/>
    </style:style>
    <style:style style:name="T8" style:family="text">
      <style:text-properties fo:font-weight="normal" officeooo:rsid="01180b1b" style:font-weight-asian="normal" style:font-weight-complex="normal"/>
    </style:style>
    <style:style style:name="T9" style:family="text">
      <style:text-properties fo:font-weight="normal" officeooo:rsid="01189c9d" style:font-weight-asian="normal" style:font-weight-complex="normal"/>
    </style:style>
    <style:style style:name="T10" style:family="text">
      <style:text-properties fo:font-weight="normal" officeooo:rsid="02183f53" style:font-weight-asian="normal" style:font-weight-complex="normal"/>
    </style:style>
    <style:style style:name="T11" style:family="text">
      <style:text-properties fo:font-weight="normal" officeooo:rsid="02202d2b" style:font-weight-asian="normal" style:font-weight-complex="normal"/>
    </style:style>
    <style:style style:name="T12" style:family="text">
      <style:text-properties fo:font-weight="normal" officeooo:rsid="02299fa2" style:font-weight-asian="normal" style:font-weight-complex="normal"/>
    </style:style>
    <style:style style:name="T13" style:family="text">
      <style:text-properties fo:font-weight="normal" officeooo:rsid="027c7a2c" style:font-weight-asian="normal" style:font-weight-complex="normal"/>
    </style:style>
    <style:style style:name="T14" style:family="text">
      <style:text-properties fo:font-weight="normal" officeooo:rsid="027ce3b7" style:font-weight-asian="normal" style:font-weight-complex="normal"/>
    </style:style>
    <style:style style:name="T15" style:family="text">
      <style:text-properties fo:font-weight="normal" officeooo:rsid="027e3467" style:font-weight-asian="normal" style:font-weight-complex="normal"/>
    </style:style>
    <style:style style:name="T16" style:family="text">
      <style:text-properties fo:font-weight="normal" officeooo:rsid="028dce4d" style:font-weight-asian="normal" style:font-weight-complex="normal"/>
    </style:style>
    <style:style style:name="T17" style:family="text">
      <style:text-properties fo:font-weight="normal" officeooo:rsid="02892964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f92818" style:font-style-asian="italic" style:font-style-complex="italic"/>
    </style:style>
    <style:style style:name="T20" style:family="text">
      <style:text-properties fo:font-style="italic" officeooo:rsid="021696d3" style:font-style-asian="italic" style:font-style-complex="italic"/>
    </style:style>
    <style:style style:name="T21" style:family="text">
      <style:text-properties fo:font-style="italic" officeooo:rsid="0225bb1b" style:font-style-asian="italic" style:font-style-complex="italic"/>
    </style:style>
    <style:style style:name="T22" style:family="text">
      <style:text-properties officeooo:rsid="01511dd6"/>
    </style:style>
    <style:style style:name="T23" style:family="text">
      <style:text-properties fo:font-style="normal" officeooo:rsid="01066e11" style:font-style-asian="normal" style:font-style-complex="normal"/>
    </style:style>
    <style:style style:name="T24" style:family="text">
      <style:text-properties fo:font-style="normal" officeooo:rsid="021696d3" style:font-style-asian="normal" style:font-style-complex="normal"/>
    </style:style>
    <style:style style:name="T25" style:family="text">
      <style:text-properties fo:font-style="normal" officeooo:rsid="0225bb1b" style:font-style-asian="normal" style:font-style-complex="normal"/>
    </style:style>
    <style:style style:name="T26" style:family="text">
      <style:text-properties officeooo:rsid="00f92818"/>
    </style:style>
    <style:style style:name="T27" style:family="text">
      <style:text-properties officeooo:rsid="00fa113e"/>
    </style:style>
    <style:style style:name="T28" style:family="text">
      <style:text-properties officeooo:rsid="00fbbe71"/>
    </style:style>
    <style:style style:name="T29" style:family="text">
      <style:text-properties officeooo:rsid="00fc399a"/>
    </style:style>
    <style:style style:name="T30" style:family="text">
      <style:text-properties officeooo:rsid="010e3d82"/>
    </style:style>
    <style:style style:name="T31" style:family="text">
      <style:text-properties officeooo:rsid="010f61c6"/>
    </style:style>
    <style:style style:name="T32" style:family="text">
      <style:text-properties officeooo:rsid="0111b445"/>
    </style:style>
    <style:style style:name="T33" style:family="text">
      <style:text-properties officeooo:rsid="01180b1b"/>
    </style:style>
    <style:style style:name="T34" style:family="text">
      <style:text-properties officeooo:rsid="01189c9d"/>
    </style:style>
    <style:style style:name="T35" style:family="text">
      <style:text-properties officeooo:rsid="011bad5c"/>
    </style:style>
    <style:style style:name="T36" style:family="text">
      <style:text-properties officeooo:rsid="011d0323"/>
    </style:style>
    <style:style style:name="T37" style:family="text">
      <style:text-properties officeooo:rsid="01203744"/>
    </style:style>
    <style:style style:name="T38" style:family="text">
      <style:text-properties officeooo:rsid="0126df13"/>
    </style:style>
    <style:style style:name="T39" style:family="text">
      <style:text-properties officeooo:rsid="012bc5ba"/>
    </style:style>
    <style:style style:name="T40" style:family="text">
      <style:text-properties officeooo:rsid="012ee129"/>
    </style:style>
    <style:style style:name="T41" style:family="text">
      <style:text-properties officeooo:rsid="015b90f3"/>
    </style:style>
    <style:style style:name="T42" style:family="text">
      <style:text-properties officeooo:rsid="01ea9f09"/>
    </style:style>
    <style:style style:name="T43" style:family="text">
      <style:text-properties officeooo:rsid="01f1513e"/>
    </style:style>
    <style:style style:name="T44" style:family="text">
      <style:text-properties officeooo:rsid="01f36a38"/>
    </style:style>
    <style:style style:name="T45" style:family="text">
      <style:text-properties officeooo:rsid="01f6bd77"/>
    </style:style>
    <style:style style:name="T46" style:family="text">
      <style:text-properties officeooo:rsid="01f9c184"/>
    </style:style>
    <style:style style:name="T47" style:family="text">
      <style:text-properties officeooo:rsid="01fab291"/>
    </style:style>
    <style:style style:name="T48" style:family="text">
      <style:text-properties officeooo:rsid="01fbfc22"/>
    </style:style>
    <style:style style:name="T49" style:family="text">
      <style:text-properties officeooo:rsid="01fdbcbe"/>
    </style:style>
    <style:style style:name="T50" style:family="text">
      <style:text-properties officeooo:rsid="01ff679b"/>
    </style:style>
    <style:style style:name="T51" style:family="text">
      <style:text-properties officeooo:rsid="0202a6de"/>
    </style:style>
    <style:style style:name="T52" style:family="text">
      <style:text-properties officeooo:rsid="0203ca0c"/>
    </style:style>
    <style:style style:name="T53" style:family="text">
      <style:text-properties officeooo:rsid="021696d3"/>
    </style:style>
    <style:style style:name="T54" style:family="text">
      <style:text-properties officeooo:rsid="02183f53"/>
    </style:style>
    <style:style style:name="T55" style:family="text">
      <style:text-properties officeooo:rsid="0224e5cf"/>
    </style:style>
    <style:style style:name="T56" style:family="text">
      <style:text-properties officeooo:rsid="0225bb1b"/>
    </style:style>
    <style:style style:name="T57" style:family="text">
      <style:text-properties officeooo:rsid="0230066f"/>
    </style:style>
    <style:style style:name="T58" style:family="text">
      <style:text-properties officeooo:rsid="023192c0"/>
    </style:style>
    <style:style style:name="T59" style:family="text">
      <style:text-properties officeooo:rsid="02792e62"/>
    </style:style>
    <style:style style:name="T60" style:family="text">
      <style:text-properties officeooo:rsid="0279f930"/>
    </style:style>
    <style:style style:name="T61" style:family="text">
      <style:text-properties officeooo:rsid="02878c5c"/>
    </style:style>
    <style:style style:name="T62" style:family="text">
      <style:text-properties officeooo:rsid="0295b742"/>
    </style:style>
    <style:style style:name="T63" style:family="text">
      <style:text-properties officeooo:rsid="029dcfe8"/>
    </style:style>
    <style:style style:name="T64" style:family="text">
      <style:text-properties officeooo:rsid="02acd7f2"/>
    </style:style>
    <style:style style:name="T65" style:family="text">
      <style:text-properties officeooo:rsid="02afaad8"/>
    </style:style>
    <style:style style:name="T66" style:family="text">
      <style:text-properties officeooo:rsid="02ad6f2b"/>
    </style:style>
    <style:style style:name="T67" style:family="text">
      <style:text-properties officeooo:rsid="02ae4999"/>
    </style:style>
    <style:style style:name="T68" style:family="text">
      <style:text-properties officeooo:rsid="02addc17"/>
    </style:style>
    <style:style style:name="T69" style:family="text">
      <style:text-properties officeooo:rsid="02b66539"/>
    </style:style>
    <style:style style:name="T70" style:family="text">
      <style:text-properties officeooo:rsid="02af34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Exercicis per a la pràctica de comandaments bàsics </text:p>
      <text:p text:style-name="P51"><text:span text:style-name="T64">Exercici 1</text:span>: «<text:span text:style-name="T28">Directoris, rutes, i creació de fitxers»</text:span></text:p>
      <text:p text:style-name="P11"><text:span text:style-name="T2">C</text:span><text:span text:style-name="T1">omandaments: </text:span><text:span text:style-name="T3">cat</text:span><text:span text:style-name="T11">, </text:span><text:span text:style-name="T3">cd, </text:span><text:span text:style-name="T4">ls, </text:span><text:span text:style-name="T7">mkdir, </text:span><text:span text:style-name="T3">nano</text:span><text:span text:style-name="T11">, </text:span><text:span text:style-name="T3">pwd, </text:span><text:span text:style-name="T5">touch</text:span></text:p>
      <text:p text:style-name="P7"/>
      <text:p text:style-name="P1">Escriu la<text:span text:style-name="T26"> o les </text:span>comandes necessàri<text:span text:style-name="T26">es</text:span> per cada cas:</text:p>
      <text:list xml:id="list819042181" text:style-name="L1">
        <text:list-item>
          <text:p text:style-name="P55">Situa't al teu directori <text:span text:style-name="T18">home</text:span><text:span text:style-name="T24">.</text:span></text:p>
        </text:list-item>
        <text:list-item>
          <text:p text:style-name="P55">Mostra la ruta del directori actual<text:span text:style-name="T53">.</text:span></text:p>
        </text:list-item>
        <text:list-item>
          <text:p text:style-name="P58">Llista els fitxers del directori actual<text:span text:style-name="T53">.</text:span></text:p>
        </text:list-item>
        <text:list-item>
          <text:p text:style-name="P59">Llista els fitxers del directori actual, inclosos els ocults<text:span text:style-name="T53">.</text:span></text:p>
        </text:list-item>
        <text:list-item>
          <text:p text:style-name="P60">Llista els fitxers del directori arrel, sense canviar de directori<text:span text:style-name="T53">.</text:span></text:p>
        </text:list-item>
        <text:list-item>
          <text:p text:style-name="P56"><text:span text:style-name="T26">Situa't al directori arrel, llista els fitxers i torna al teu directori </text:span><text:span text:style-name="T19">home</text:span><text:span text:style-name="T20">.</text:span></text:p>
        </text:list-item>
        <text:list-item>
          <text:p text:style-name="P61">Crea un directori <text:span text:style-name="T26">al teu directori </text:span><text:span text:style-name="T19">home</text:span><text:span text:style-name="T26"> </text:span>que es digui "practica"<text:span text:style-name="T53">.</text:span></text:p>
        </text:list-item>
        <text:list-item>
          <text:p text:style-name="P62">Sense canviar de directori, crea un arxiu al directori "practica" que es digui "test1.txt"<text:span text:style-name="T53">.</text:span></text:p>
        </text:list-item>
        <text:list-item>
          <text:p text:style-name="P63"><text:span text:style-name="T55">Edita </text:span>"test1.txt" <text:span text:style-name="T55">afegint </text:span>"Línia 1"<text:span text:style-name="T55"> </text:span>sense canviar de directori, utilitzant una ruta relativa<text:span text:style-name="T53">.</text:span></text:p>
        </text:list-item>
        <text:list-item>
          <text:p text:style-name="P63"><text:span text:style-name="T55">Edita </text:span>"test1.txt" <text:span text:style-name="T55">afegint </text:span>"Línia <text:span text:style-name="T55">2</text:span>"<text:span text:style-name="T55"> </text:span>sense canviar de directori, utilitzant una ruta absoluta<text:span text:style-name="T54">.</text:span></text:p>
        </text:list-item>
        <text:list-item>
          <text:p text:style-name="P64">Mostra els continguts de test1.txt sense canviar de directori i utilitzant una ruta relativa<text:span text:style-name="T54">.</text:span></text:p>
        </text:list-item>
        <text:list-item>
          <text:p text:style-name="P65">Mostra els continguts de test1.txt sense canviar de directori i utilitzant una ruta <text:span text:style-name="T27">absoluta.</text:span></text:p>
        </text:list-item>
        <text:list-item>
          <text:p text:style-name="P66">Situa't dintre del directori "practica" i mostra els continguts de test1.txt<text:span text:style-name="T41">...</text:span></text:p>
        </text:list-item>
      </text:list>
      <text:list xml:id="list3458087516" text:style-name="L2">
        <text:list-item>
          <text:list>
            <text:list-item>
              <text:p text:style-name="P67"><text:span text:style-name="T33">U</text:span>tilitzant <text:span text:style-name="T34">una ruta relativa, amb només </text:span>el nom de l'arxiu<text:span text:style-name="T54">.</text:span></text:p>
            </text:list-item>
            <text:list-item>
              <text:p text:style-name="P67"><text:span text:style-name="T33">U</text:span>tilitzant <text:span text:style-name="T34">una ruta relativa, amb el directori actual.</text:span></text:p>
            </text:list-item>
            <text:list-item>
              <text:p text:style-name="P90"><text:span text:style-name="T8">U</text:span><text:span text:style-name="T6">tilitzant </text:span><text:span text:style-name="T9">una ruta absoluta</text:span><text:span text:style-name="T10">.</text:span></text:p>
            </text:list-item>
          </text:list>
        </text:list-item>
      </text:list>
      <text:p text:style-name="P6"/>
      <text:p text:style-name="P6"/>
      <table:table table:name="Pregunta1" table:style-name="Pregunta1">
        <table:table-column table:style-name="Pregunta1.A"/>
        <table:table-column table:style-name="Pregunta1.B"/>
        <table:table-header-rows>
          <table:table-row table:style-name="TableLine2832287694768">
            <table:table-cell table:style-name="Pregunta1.A1" office:value-type="string">
              <text:p text:style-name="P47">Pregunta</text:p>
            </table:table-cell>
            <table:table-cell table:style-name="Pregunta1.B1" office:value-type="string">
              <text:p text:style-name="P47">Resposta</text:p>
            </table:table-cell>
          </table:table-row>
        </table:table-header-rows>
        <table:table-row table:style-name="TableLine2832287695584">
          <table:table-cell table:style-name="Pregunta1.A2" office:value-type="string">
            <text:p text:style-name="P46">1</text:p>
          </table:table-cell>
          <table:table-cell table:style-name="Pregunta1.B2" office:value-type="string">
            <text:p text:style-name="P38">~</text:p>
          </table:table-cell>
        </table:table-row>
        <table:table-row table:style-name="TableLine2832287689872">
          <table:table-cell table:style-name="Pregunta1.A2" office:value-type="string">
            <text:p text:style-name="P46">2</text:p>
          </table:table-cell>
          <table:table-cell table:style-name="Pregunta1.B2" office:value-type="string">
            <text:p text:style-name="P26">pwd</text:p>
          </table:table-cell>
        </table:table-row>
        <table:table-row table:style-name="TableLine2832287692320">
          <table:table-cell table:style-name="Pregunta1.A2" office:value-type="string">
            <text:p text:style-name="P46">3</text:p>
          </table:table-cell>
          <table:table-cell table:style-name="Pregunta1.B2" office:value-type="string">
            <text:p text:style-name="P26">ls</text:p>
          </table:table-cell>
        </table:table-row>
        <table:table-row table:style-name="TableLine2832287692592">
          <table:table-cell table:style-name="Pregunta1.A2" office:value-type="string">
            <text:p text:style-name="P46">4</text:p>
          </table:table-cell>
          <table:table-cell table:style-name="Pregunta1.B2" office:value-type="string">
            <text:p text:style-name="P26">ls -a, ls --al, ls -lisah</text:p>
          </table:table-cell>
        </table:table-row>
        <table:table-row table:style-name="TableLine2832287698848">
          <table:table-cell table:style-name="Pregunta1.A2" office:value-type="string">
            <text:p text:style-name="P46">5</text:p>
          </table:table-cell>
          <table:table-cell table:style-name="Pregunta1.B2" office:value-type="string">
            <text:p text:style-name="P26">ls /</text:p>
          </table:table-cell>
        </table:table-row>
        <table:table-row table:style-name="TableLine2832287692864">
          <table:table-cell table:style-name="Pregunta1.A2" office:value-type="string">
            <text:p text:style-name="P46">6</text:p>
          </table:table-cell>
          <table:table-cell table:style-name="Pregunta1.B2" office:value-type="string">
            <text:p text:style-name="P26">cd /, ls, <text:span text:style-name="T65">c</text:span>d</text:p>
          </table:table-cell>
        </table:table-row>
        <table:table-row table:style-name="TableLine2832287704288">
          <table:table-cell table:style-name="Pregunta1.A2" office:value-type="string">
            <text:p text:style-name="P46">7</text:p>
          </table:table-cell>
          <table:table-cell table:style-name="Pregunta1.B2" office:value-type="string">
            <text:p text:style-name="P26">mkdir practica</text:p>
          </table:table-cell>
        </table:table-row>
        <table:table-row table:style-name="TableLine2832287702928">
          <table:table-cell table:style-name="Pregunta1.A2" office:value-type="string">
            <text:p text:style-name="P46">8</text:p>
          </table:table-cell>
          <table:table-cell table:style-name="Pregunta1.B2" office:value-type="string">
            <text:p text:style-name="P26">touch practica/test1.txt</text:p>
          </table:table-cell>
        </table:table-row>
        <table:table-row table:style-name="TableLine2832287689600">
          <table:table-cell table:style-name="Pregunta1.A2" office:value-type="string">
            <text:p text:style-name="P46">9</text:p>
          </table:table-cell>
          <table:table-cell table:style-name="Pregunta1.B2" office:value-type="string">
            <text:p text:style-name="P26"><text:span text:style-name="T66">n</text:span>ano practica/test1.txt</text:p>
          </table:table-cell>
        </table:table-row>
        <table:table-row table:style-name="TableLine2832287690144">
          <table:table-cell table:style-name="Pregunta1.A2" office:value-type="string">
            <text:p text:style-name="P46">10</text:p>
          </table:table-cell>
          <table:table-cell table:style-name="Pregunta1.B2" office:value-type="string">
            <text:p text:style-name="P27">nano /home/<text:span text:style-name="T68">alumne</text:span>/practica/test1.txt</text:p>
          </table:table-cell>
        </table:table-row>
        <table:table-row table:style-name="TableLine2832287696672">
          <table:table-cell table:style-name="Pregunta1.A2" office:value-type="string">
            <text:p text:style-name="P46">11</text:p>
          </table:table-cell>
          <table:table-cell table:style-name="Pregunta1.B2" office:value-type="string">
            <text:p text:style-name="P40">cat practica/test1.txt</text:p>
          </table:table-cell>
        </table:table-row>
        <table:table-row table:style-name="TableLine2832287696944">
          <table:table-cell table:style-name="Pregunta1.A2" office:value-type="string">
            <text:p text:style-name="P46">12</text:p>
          </table:table-cell>
          <table:table-cell table:style-name="Pregunta1.B2" office:value-type="string">
            <text:p text:style-name="P28"><text:span text:style-name="T67">cat</text:span> /home/<text:span text:style-name="T68">alumne</text:span>/practica/test1.txt</text:p>
          </table:table-cell>
        </table:table-row>
        <table:table-row table:style-name="TableLine2832287690416">
          <table:table-cell table:style-name="Pregunta1.A2" office:value-type="string">
            <text:p text:style-name="P46">13</text:p>
          </table:table-cell>
          <table:table-cell table:style-name="Pregunta1.B2" office:value-type="string">
            <text:p text:style-name="P29">cat test1.txt, cat ./test1.txt, cat<text:span text:style-name="T66"> /home/alumne/practica/test1.txt</text:span></text:p>
          </table:table-cell>
        </table:table-row>
      </table:table>
      <text:h text:style-name="P53" text:outline-level="2"><text:soft-page-break/><text:span text:style-name="T61">Exercici</text:span> <text:span text:style-name="T22">2</text:span>: «<text:span text:style-name="T29">Gestió de fitxers</text:span>»</text:h>
      <text:p text:style-name="P14"/>
      <text:p text:style-name="P12"><text:span text:style-name="T2">C</text:span><text:span text:style-name="T3">omandaments: </text:span><text:span text:style-name="T12">cat, cp, ls, mkdir, mv, nano, rm</text:span></text:p>
      <text:p text:style-name="P4"/>
      <text:p text:style-name="P2">Escriu la<text:span text:style-name="T26"> o les </text:span>comandes necessàri<text:span text:style-name="T26">es</text:span> per cada cas<text:span text:style-name="T37">, sense moure't del teu </text:span>directori <text:span text:style-name="T18">home</text:span>:</text:p>
      <text:list xml:id="list3545181443" text:style-name="L3">
        <text:list-item>
          <text:p text:style-name="P57"><text:span text:style-name="T23">Fes una còpia de "test1.txt" i deixa-la al directori "practica"</text:span><text:span text:style-name="T25">.</text:span></text:p>
        </text:list-item>
        <text:list-item>
          <text:p text:style-name="P68">Mou "test2.txt" al teu directori home<text:span text:style-name="T56">.</text:span></text:p>
        </text:list-item>
        <text:list-item>
          <text:p text:style-name="P70">Renombra "test2.txt" a "<text:span text:style-name="T30">diari</text:span>.txt"<text:span text:style-name="T56">.</text:span></text:p>
        </text:list-item>
        <text:list-item>
          <text:p text:style-name="P71">Converteix "<text:span text:style-name="T31">diari</text:span>.txt" en un arxiu ocult<text:span text:style-name="T56">.</text:span></text:p>
        </text:list-item>
        <text:list-item>
          <text:p text:style-name="P69">Edita <text:span text:style-name="T35">el diari</text:span>, esborrant tot el text i escrivint "Això és <text:span text:style-name="T32">el meu diari personal</text:span>."<text:span text:style-name="T56">.</text:span></text:p>
        </text:list-item>
        <text:list-item>
          <text:p text:style-name="P72">Mostra els continguts de<text:span text:style-name="T36">l diari.</text:span></text:p>
        </text:list-item>
        <text:list-item>
          <text:p text:style-name="P73">Crea un directori ocult dins de "practica" que es digui "secrets"<text:span text:style-name="T56">.</text:span></text:p>
        </text:list-item>
        <text:list-item>
          <text:p text:style-name="P75">Llista els fitxers del directori "practica"<text:span text:style-name="T38">, inclosos els ocults.</text:span></text:p>
        </text:list-item>
        <text:list-item>
          <text:p text:style-name="P74"><text:span text:style-name="T39">Copia</text:span> el diari al directori "secrets"<text:span text:style-name="T56">.</text:span></text:p>
        </text:list-item>
        <text:list-item>
          <text:p text:style-name="P76">Llista els continguts del diari<text:span text:style-name="T40"> dins del directori secrets.</text:span></text:p>
        </text:list-item>
        <text:list-item>
          <text:p text:style-name="P77">Esborra el diari que està al directori <text:span text:style-name="T18">home</text:span><text:span text:style-name="T21">.</text:span></text:p>
        </text:list-item>
        <text:list-item>
          <text:p text:style-name="P91">Fes una còpia <text:span text:style-name="T57">oculta </text:span>del directori "secrets" que es digui "copia-seguretat"<text:span text:style-name="T58"> dins de </text:span>"practica"<text:span text:style-name="T56">.</text:span></text:p>
        </text:list-item>
        <text:list-item>
          <text:p text:style-name="P91">Llista els fitxers del directori "copia-seguretat", inclosos els ocults<text:span text:style-name="T56">.</text:span></text:p>
        </text:list-item>
      </text:list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header-rows>
          <table:table-row table:style-name="TableLine2832287701296">
            <table:table-cell table:style-name="Table2.A1" office:value-type="string">
              <text:p text:style-name="P48">Pregunta</text:p>
            </table:table-cell>
            <table:table-cell table:style-name="Table2.B1" office:value-type="string">
              <text:p text:style-name="P48">Resposta</text:p>
            </table:table-cell>
          </table:table-row>
        </table:table-header-rows>
        <table:table-row table:style-name="TableLine2832287695040">
          <table:table-cell table:style-name="Table2.A2" office:value-type="string">
            <text:p text:style-name="P45">1</text:p>
          </table:table-cell>
          <table:table-cell table:style-name="Table2.B2" office:value-type="string">
            <text:p text:style-name="P20">cp practica/test1.txt practica/test2.txt</text:p>
          </table:table-cell>
        </table:table-row>
        <table:table-row table:style-name="TableLine2832287693680">
          <table:table-cell table:style-name="Table2.A2" office:value-type="string">
            <text:p text:style-name="P45">2</text:p>
          </table:table-cell>
          <table:table-cell table:style-name="Table2.B2" office:value-type="string">
            <text:p text:style-name="P21">mv practica/test2.txt ~</text:p>
          </table:table-cell>
        </table:table-row>
        <table:table-row table:style-name="TableLine2832287698304">
          <table:table-cell table:style-name="Table2.A2" office:value-type="string">
            <text:p text:style-name="P45">3</text:p>
          </table:table-cell>
          <table:table-cell table:style-name="Table2.B2" office:value-type="string">
            <text:p text:style-name="P22">mv test2.txt diari.txt</text:p>
          </table:table-cell>
        </table:table-row>
        <table:table-row table:style-name="TableLine2832287697760">
          <table:table-cell table:style-name="Table2.A2" office:value-type="string">
            <text:p text:style-name="P45">4</text:p>
          </table:table-cell>
          <table:table-cell table:style-name="Table2.B2" office:value-type="string">
            <text:p text:style-name="P23">mv diari.txt .diari.txt</text:p>
          </table:table-cell>
        </table:table-row>
        <table:table-row table:style-name="TableLine2832287690688">
          <table:table-cell table:style-name="Table2.A2" office:value-type="string">
            <text:p text:style-name="P45">5</text:p>
          </table:table-cell>
          <table:table-cell table:style-name="Table2.B2" office:value-type="string">
            <text:p text:style-name="P30">nano .diari.txt</text:p>
          </table:table-cell>
        </table:table-row>
        <table:table-row table:style-name="TableLine2832287699120">
          <table:table-cell table:style-name="Table2.A2" office:value-type="string">
            <text:p text:style-name="P45">6</text:p>
          </table:table-cell>
          <table:table-cell table:style-name="Table2.B2" office:value-type="string">
            <text:p text:style-name="P31"><text:span text:style-name="T70">cat</text:span> .diari.txt</text:p>
          </table:table-cell>
        </table:table-row>
        <table:table-row table:style-name="TableLine2832287690960">
          <table:table-cell table:style-name="Table2.A2" office:value-type="string">
            <text:p text:style-name="P45">7</text:p>
          </table:table-cell>
          <table:table-cell table:style-name="Table2.B2" office:value-type="string">
            <text:p text:style-name="P30">mkdir practica/.secrets </text:p>
          </table:table-cell>
        </table:table-row>
        <table:table-row table:style-name="TableLine2832287699664">
          <table:table-cell table:style-name="Table2.A2" office:value-type="string">
            <text:p text:style-name="P45">8</text:p>
          </table:table-cell>
          <table:table-cell table:style-name="Table2.B2" office:value-type="string">
            <text:p text:style-name="P25">ls -a practica</text:p>
          </table:table-cell>
        </table:table-row>
        <table:table-row table:style-name="TableLine2832287699936">
          <table:table-cell table:style-name="Table2.A2" office:value-type="string">
            <text:p text:style-name="P45">9</text:p>
          </table:table-cell>
          <table:table-cell table:style-name="Table2.B2" office:value-type="string">
            <text:p text:style-name="P24">cp .diari.txt practica/.secrets</text:p>
          </table:table-cell>
        </table:table-row>
        <table:table-row table:style-name="TableLine2832287700208">
          <table:table-cell table:style-name="Table2.A2" office:value-type="string">
            <text:p text:style-name="P45">10</text:p>
          </table:table-cell>
          <table:table-cell table:style-name="Table2.B2" office:value-type="string">
            <text:p text:style-name="P32">cat practica/.secrets/.diari.txt</text:p>
          </table:table-cell>
        </table:table-row>
        <table:table-row table:style-name="TableLine2832287700480">
          <table:table-cell table:style-name="Table2.A2" office:value-type="string">
            <text:p text:style-name="P45">11</text:p>
          </table:table-cell>
          <table:table-cell table:style-name="Table2.B2" office:value-type="string">
            <text:p text:style-name="P32">rm .diari.<text:span text:style-name="T69">txt</text:span></text:p>
          </table:table-cell>
        </table:table-row>
        <table:table-row table:style-name="TableLine2832287700752">
          <table:table-cell table:style-name="Table2.A2" office:value-type="string">
            <text:p text:style-name="P45">12</text:p>
          </table:table-cell>
          <table:table-cell table:style-name="Table2.B2" office:value-type="string">
            <text:p text:style-name="P39">cp -r practica/.secrets/ practica/.copia-seguritat</text:p>
          </table:table-cell>
        </table:table-row>
        <table:table-row table:style-name="TableLine2832287706192">
          <table:table-cell table:style-name="Table2.A2" office:value-type="string">
            <text:p text:style-name="P45">13</text:p>
          </table:table-cell>
          <table:table-cell table:style-name="Table2.B2" office:value-type="string">
            <text:p text:style-name="P39">l<text:span text:style-name="T69">s -a</text:span> practica/.copia-seguritat/</text:p>
          </table:table-cell>
        </table:table-row>
      </table:table>
      <text:p text:style-name="P17"/>
      <text:p text:style-name="P10"/>
      <text:p text:style-name="P16"/>
      <text:h text:style-name="P54" text:outline-level="2"><text:span text:style-name="T61">Exercici</text:span> <text:span text:style-name="T64">3</text:span>: «<text:span text:style-name="T42">Gestió de processos</text:span>»</text:h>
      <text:p text:style-name="P15"/>
      <text:p text:style-name="P13"><text:span text:style-name="T2">C</text:span><text:span text:style-name="T3">omandaments: </text:span><text:span text:style-name="T16">bg, fg, </text:span><text:span text:style-name="T14">jobs</text:span><text:span text:style-name="T15">, </text:span><text:span text:style-name="T17">kill, </text:span><text:span text:style-name="T13">ps, </text:span><text:span text:style-name="T14">top</text:span></text:p>
      <text:p text:style-name="P5"/>
      <text:p text:style-name="P3">Escriu la<text:span text:style-name="T26"> o les </text:span>comandes necessàri<text:span text:style-name="T26">es</text:span> per cada cas:</text:p>
      <text:list xml:id="list520927899" text:style-name="L4">
        <text:list-item>
          <text:p text:style-name="P78">Mostra els processos corrent al <text:span text:style-name="T44">terminal actual.</text:span></text:p>
        </text:list-item>
        <text:list-item>
          <text:p text:style-name="P78">Mostra els processos corrent al sistema<text:span text:style-name="T43"> a tots els terminals i usuaris.</text:span></text:p>
        </text:list-item>
        <text:list-item>
          <text:p text:style-name="P78">Mostra els processos corrent al sistema<text:span text:style-name="T43"> dinàmicament.</text:span></text:p>
        </text:list-item>
        <text:list-item>
          <text:p text:style-name="P79">Llença un programa gràfic (gedit, xlogo, etc.)<text:span text:style-name="T45"> al foreground del terminal.</text:span></text:p>
        </text:list-item>
        <text:list-item>
          <text:p text:style-name="P83">Mata el procès des del terminal<text:span text:style-name="T59">.</text:span></text:p>
        </text:list-item>
        <text:list-item>
          <text:p text:style-name="P80">Llença un programa gràfic (gedit, xlogo, etc.)<text:span text:style-name="T59">.</text:span></text:p>
        </text:list-item>
        <text:list-item>
          <text:p text:style-name="P81">Llença un programa gràfic (gedit, xlogo, etc.)<text:span text:style-name="T45"> al background del terminal.</text:span></text:p>
        </text:list-item>
        <text:list-item>
          <text:p text:style-name="P84">Mostra el <text:span text:style-name="T46">PID del </text:span>programa <text:span text:style-name="T46">que </text:span>està corrent al background<text:span text:style-name="T59">.</text:span></text:p>
        </text:list-item>
        <text:list-item>
          <text:p text:style-name="P85">Mata el proc<text:span text:style-name="T49">és</text:span> utilitzant el seu PID<text:span text:style-name="T59">.</text:span></text:p>
        </text:list-item>
        <text:list-item>
          <text:p text:style-name="P82">Llença un programa gràfic (gedit, xlogo, etc.)<text:span text:style-name="T45"> al background del terminal.</text:span></text:p>
        </text:list-item>
        <text:list-item>
          <text:p text:style-name="P86">Mostra<text:span text:style-name="T47"> el jobspec </text:span>del <text:span text:style-name="T48">procès </text:span>que <text:span text:style-name="T47">està corrent al background.</text:span></text:p>
        </text:list-item>
        <text:list-item>
          <text:p text:style-name="P87">Fes que el procés <text:span text:style-name="T50">vagi al foreground del terminal.</text:span></text:p>
        </text:list-item>
        <text:list-item>
          <text:p text:style-name="P89">Pausa el procés<text:span text:style-name="T51"> i mira com es comporta la finestra.</text:span></text:p>
        </text:list-item>
        <text:list-item>
          <text:p text:style-name="P88">Fes que el procés <text:span text:style-name="T50">torni a còrrer al foreground.</text:span></text:p>
        </text:list-item>
        <text:list-item>
          <text:p text:style-name="P89">Torna a pausar el pocés<text:span text:style-name="T52"> i</text:span> fes<text:span text:style-name="T49"> que </text:span>torni a c<text:span text:style-name="T60">ó</text:span>rrer al background<text:span text:style-name="T59">.</text:span></text:p>
        </text:list-item>
      </text:list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header-rows>
          <table:table-row table:style-name="TableLine2832287691776">
            <table:table-cell table:style-name="Table3.A1" office:value-type="string">
              <text:p text:style-name="P49">Pregunta</text:p>
            </table:table-cell>
            <table:table-cell table:style-name="Table3.B1" office:value-type="string">
              <text:p text:style-name="P49">Resposta</text:p>
            </table:table-cell>
          </table:table-row>
        </table:table-header-rows>
        <table:table-row table:style-name="TableLine2832287710816">
          <table:table-cell table:style-name="Table3.A2" office:value-type="string">
            <text:p text:style-name="P44">1</text:p>
          </table:table-cell>
          <table:table-cell table:style-name="Table3.B2" office:value-type="string">
            <text:p text:style-name="P33">ps</text:p>
          </table:table-cell>
        </table:table-row>
        <table:table-row table:style-name="TableLine2832287711904">
          <table:table-cell table:style-name="Table3.A2" office:value-type="string">
            <text:p text:style-name="P44">2</text:p>
          </table:table-cell>
          <table:table-cell table:style-name="Table3.B2" office:value-type="string">
            <text:p text:style-name="P34">ps aux</text:p>
          </table:table-cell>
        </table:table-row>
        <table:table-row table:style-name="TableLine2832287718432">
          <table:table-cell table:style-name="Table3.A2" office:value-type="string">
            <text:p text:style-name="P44">3</text:p>
          </table:table-cell>
          <table:table-cell table:style-name="Table3.B2" office:value-type="string">
            <text:p text:style-name="P41">top</text:p>
          </table:table-cell>
        </table:table-row>
        <table:table-row table:style-name="TableLine2832287711632">
          <table:table-cell table:style-name="Table3.A2" office:value-type="string">
            <text:p text:style-name="P44">4</text:p>
          </table:table-cell>
          <table:table-cell table:style-name="Table3.B2" office:value-type="string">
            <text:p text:style-name="P35">libreoffice</text:p>
          </table:table-cell>
        </table:table-row>
        <table:table-row table:style-name="TableLine2832287713808">
          <table:table-cell table:style-name="Table3.A2" office:value-type="string">
            <text:p text:style-name="P44">5</text:p>
          </table:table-cell>
          <table:table-cell table:style-name="Table3.B2" office:value-type="string">
            <text:p text:style-name="P36">Cotrol + c (parar el proceso)</text:p>
          </table:table-cell>
        </table:table-row>
        <table:table-row table:style-name="TableLine2832287717072">
          <table:table-cell table:style-name="Table3.A2" office:value-type="string">
            <text:p text:style-name="P44">6</text:p>
          </table:table-cell>
          <table:table-cell table:style-name="Table3.B2" office:value-type="string">
            <text:p text:style-name="P36">geany</text:p>
          </table:table-cell>
        </table:table-row>
        <table:table-row table:style-name="TableLine2832287708640">
          <table:table-cell table:style-name="Table3.A2" office:value-type="string">
            <text:p text:style-name="P44">7</text:p>
          </table:table-cell>
          <table:table-cell table:style-name="Table3.B2" office:value-type="string">
            <text:p text:style-name="P36">Geany &amp; (puedes continuar con la terminal)</text:p>
          </table:table-cell>
        </table:table-row>
        <table:table-row table:style-name="TableLine2832287704560">
          <table:table-cell table:style-name="Table3.A2" office:value-type="string">
            <text:p text:style-name="P44">8</text:p>
          </table:table-cell>
          <table:table-cell table:style-name="Table3.B2" office:value-type="string">
            <text:p text:style-name="P36">ps</text:p>
          </table:table-cell>
        </table:table-row>
        <table:table-row table:style-name="TableLine2832287718704">
          <table:table-cell table:style-name="Table3.A2" office:value-type="string">
            <text:p text:style-name="P44">9</text:p>
          </table:table-cell>
          <table:table-cell table:style-name="Table3.B2" office:value-type="string">
            <text:p text:style-name="P36">kill -9 5405</text:p>
          </table:table-cell>
        </table:table-row>
        <table:table-row table:style-name="TableLine2832287712176">
          <table:table-cell table:style-name="Table3.A2" office:value-type="string">
            <text:p text:style-name="P44">10</text:p>
          </table:table-cell>
          <table:table-cell table:style-name="Table3.B2" office:value-type="string">
            <text:p text:style-name="P36">geany &amp;</text:p>
          </table:table-cell>
        </table:table-row>
        <table:table-row table:style-name="TableLine2832287717616">
          <table:table-cell table:style-name="Table3.A2" office:value-type="string">
            <text:p text:style-name="P44">11</text:p>
          </table:table-cell>
          <table:table-cell table:style-name="Table3.B2" office:value-type="string">
            <text:p text:style-name="P36">Jobs (muestra los procesos que se han ejecutado en el terminal)</text:p>
          </table:table-cell>
        </table:table-row>
        <table:table-row table:style-name="TableLine2832287716800">
          <table:table-cell table:style-name="Table3.A2" office:value-type="string">
            <text:p text:style-name="P44">12</text:p>
          </table:table-cell>
          <table:table-cell table:style-name="Table3.B2" office:value-type="string">
            <text:p text:style-name="P36">fg %1 (pondremos el numero que esta en el segundo plano Control+z)</text:p>
          </table:table-cell>
        </table:table-row>
        <table:table-row table:style-name="TableLine2832287708912">
          <table:table-cell table:style-name="Table3.A2" office:value-type="string">
            <text:p text:style-name="P44">13</text:p>
          </table:table-cell>
          <table:table-cell table:style-name="Table3.B2" office:value-type="string">
            <text:p text:style-name="P36">Control + z</text:p>
          </table:table-cell>
        </table:table-row>
        <table:table-row table:style-name="TableLine2832287710272">
          <table:table-cell table:style-name="Table3.A2" office:value-type="string">
            <text:p text:style-name="P43">14</text:p>
          </table:table-cell>
          <table:table-cell table:style-name="Table3.B2" office:value-type="string">
            <text:p text:style-name="P37">fg %1</text:p>
          </table:table-cell>
        </table:table-row>
        <table:table-row table:style-name="TableLine2832287717344">
          <table:table-cell table:style-name="Table3.A2" office:value-type="string">
            <text:p text:style-name="P43">15</text:p>
          </table:table-cell>
          <table:table-cell table:style-name="Table3.B2" office:value-type="string">
            <text:p text:style-name="P37">bg %1 (Si un programa se para, se puede continuar con el bg%1 para que siga corriendo)</text:p>
          </table:table-cell>
        </table:table-row>
      </table:table>
      <text:p text:style-name="P19"/>
      <text:p text:style-name="P19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10T06:31:53.066478218</meta:creation-date>
    <dc:date>2022-06-15T19:43:41.992000000</dc:date>
    <meta:editing-duration>PT9H59M51S</meta:editing-duration>
    <meta:editing-cycles>460</meta:editing-cycles>
    <meta:generator>LibreOffice/7.0.6.2$Windows_X86_64 LibreOffice_project/144abb84a525d8e30c9dbbefa69cbbf2d8d4ae3b</meta:generator>
    <meta:document-statistic meta:table-count="3" meta:image-count="0" meta:object-count="0" meta:page-count="3" meta:paragraph-count="142" meta:word-count="725" meta:character-count="4275" meta:non-whitespace-character-count="3735"/>
  </office:meta>
</office:document-meta>
</file>